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ufferDecorator.AbstractBufferDecorator( 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fferDecorato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fferDecorator.AbstractBuffer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fferDeco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fferDecorator.g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